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218.44pt"/>
    </style:style>
    <style:style style:name="co7" style:family="table-column">
      <style:table-column-properties fo:break-before="auto" style:column-width="150.49pt"/>
    </style:style>
    <style:style style:name="co8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453.63pt" svg:height="255.26pt" svg:x="554.17pt" svg:y="393.08pt">
            <draw:object draw:notify-on-update-of-ranges="Timing.A32:Timing.A32 Timing.B32:Timing.D32 Timing.A33:Timing.A33 Timing.B33:Timing.D33 Timing.A34:Timing.A34 Timing.B34:Timing.D34 Timing.A35:Timing.A35 Timing.B35:Timing.D35 Timing.A36:Timing.A36 Timing.B36:Timing.D36 Timing.A37:Timing.A37 Timing.B37:Timing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trix -d=512 -p=5 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mmit</text:p>
          </table:table-cell>
          <table:table-cell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.F15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.F28]" office:value-type="float" office:value="4.431674" calcext:value-type="float">
            <text:p>4.431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.F23]" office:value-type="float" office:value="108.644453" calcext:value-type="float">
            <text:p>108.644453</text:p>
          </table:table-cell>
          <table:table-cell table:style-name="ce15" table:formula="of:=[.F22]" office:value-type="float" office:value="49.398058" calcext:value-type="float">
            <text:p>49.398058</text:p>
          </table:table-cell>
          <table:table-cell table:style-name="ce15" table:formula="of:=[.F27]" office:value-type="float" office:value="46.243967" calcext:value-type="float">
            <text:p>46.243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.F19]" office:value-type="float" office:value="13.497253" calcext:value-type="float">
            <text:p>13.497253</text:p>
          </table:table-cell>
          <table:table-cell table:style-name="ce15" table:formula="of:=[.F18]" office:value-type="float" office:value="16.010355" calcext:value-type="float">
            <text:p>16.010355</text:p>
          </table:table-cell>
          <table:table-cell table:style-name="ce15" table:formula="of:=[.F25]" office:value-type="float" office:value="12.905957" calcext:value-type="float">
            <text:p>12.905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.F26]" office:value-type="float" office:value="3.094523" calcext:value-type="float">
            <text:p>3.094523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3:59:41.737133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1-28T08:33:50.800608283</dc:date>
    <meta:editing-duration>PT9H4M21S</meta:editing-duration>
    <meta:editing-cycles>18</meta:editing-cycles>
    <meta:generator>LibreOffice/6.1.5.2$Linux_ARM_EABI LibreOffice_project/10$Build-2</meta:generator>
    <meta:document-statistic meta:table-count="2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208cm" style:legend-expansion="high" chart:style-name="ch2"/>
        <chart:plot-area chart:style-name="ch3" table:cell-range-address="Timing.A32:Timing.D37" chart:data-source-has-labels="both" svg:x="0.32cm" svg:y="0.18cm" svg:width="12.386cm" svg:height="8.646cm">
          <chartooo:coordinate-region svg:x="1.115cm" svg:y="0.379cm" svg:width="11.579cm" svg:height="7.8cm"/>
          <chart:axis chart:dimension="x" chart:name="primary-x" chart:style-name="ch4" chartooo:axis-type="auto">
            <chartooo:date-scale/>
            <chart:categories table:cell-range-address="Timing.B32:Timing.D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B33:Timing.D33" chart:label-cell-address="Timing.A33:Timing.A33" chart:class="chart:bar">
            <chart:data-point chart:repeated="3"/>
          </chart:series>
          <chart:series chart:style-name="ch8" chart:values-cell-range-address="Timing.B34:Timing.D34" chart:label-cell-address="Timing.A34:Timing.A34" chart:class="chart:bar">
            <chart:data-point chart:repeated="3"/>
          </chart:series>
          <chart:series chart:style-name="ch9" chart:values-cell-range-address="Timing.B35:Timing.D35" chart:label-cell-address="Timing.A35:Timing.A35" chart:class="chart:bar">
            <chart:data-point chart:repeated="3"/>
          </chart:series>
          <chart:series chart:style-name="ch10" chart:values-cell-range-address="Timing.B36:Timing.D36" chart:label-cell-address="Timing.A36:Timing.A36" chart:class="chart:bar">
            <chart:data-point chart:repeated="3"/>
          </chart:series>
          <chart:series chart:style-name="ch11" chart:values-cell-range-address="Timing.B37:Timing.D37" chart:label-cell-address="Timing.A37:Timing.A3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Timing.B32:Timing.D32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Timing.A33:Timing.A33</svg:desc>
                </draw:g>
              </table:table-cell>
              <table:table-cell office:value-type="float" office:value="3.092124">
                <text:p>3.092124</text:p>
                <draw:g>
                  <svg:desc>Timing.B33:Timing.D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3 dummy</text:p>
                <draw:g>
                  <svg:desc>Timing.A34:Timing.A34</svg:desc>
                </draw:g>
              </table:table-cell>
              <table:table-cell office:value-type="float" office:value="NaN">
                <text:p>NaN</text:p>
                <draw:g>
                  <svg:desc>Timing.B34:Timing.D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Timing.A35:Timing.A35</svg:desc>
                </draw:g>
              </table:table-cell>
              <table:table-cell office:value-type="float" office:value="108.644453">
                <text:p>108.644453</text:p>
                <draw:g>
                  <svg:desc>Timing.B35:Timing.D35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Timing.A36:Timing.A36</svg:desc>
                </draw:g>
              </table:table-cell>
              <table:table-cell office:value-type="float" office:value="13.497253">
                <text:p>13.497253</text:p>
                <draw:g>
                  <svg:desc>Timing.B36:Timing.D36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Timing.A37:Timing.A37</svg:desc>
                </draw:g>
              </table:table-cell>
              <table:table-cell office:value-type="float" office:value="0">
                <text:p>0</text:p>
                <draw:g>
                  <svg:desc>Timing.B37:Timing.D37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